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6.7417in" draw:visible-area-height="6.8646in"/>
    </style:style>
    <style:style style:name="fr2" style:family="graphic" style:parent-style-name="OLE">
      <style:graphic-properties style:vertical-pos="top" style:vertical-rel="paragraph" style:horizontal-pos="center" style:horizontal-rel="paragraph" draw:ole-draw-aspect="1" draw:visible-area-top="0in" draw:visible-area-width="6.5854in" draw:visible-area-height="9.10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6.7417in" svg:height="6.8646in" draw:z-index="0"><draw:object-ole xlink:href="./Object 1" xlink:type="simple" xlink:show="embed" xlink:actuate="onLoad"/><draw:image xlink:href="./ObjectReplacements/Object 1" xlink:type="simple" xlink:show="embed" xlink:actuate="onLoad"/></draw:frame></text:p>
      <text:p text:style-name="P1">FSM Directory: Non-Busy States</text:p>
      <text:p text:style-name="P1"/>
      <text:p text:style-name="P2">The figure shows the finite-state machine diagram for all the non-busy states in a directory. Any block will start in the Unowned state. From here, the directory will transition to “Shared (Memory-Access)” if it receives a shared read request, and it will transition to “Unowned/Exclusive (Memory-Access)” if it receives an exclusive read request. In both cases, the directory will send a request to fetch memory. When the request from memory returns in the “Unowned/Exclusive (Memory-Access)” state, the home memory would transition to the Exclusive state. It should be impossible for a writeback request to arrive during Unowned or “Unowned/Exclusive (Memory-Access)” states because no node should have the block in these two states.</text:p>
      <text:p text:style-name="P2"/>
      <text:p text:style-name="P2"><text:soft-page-break/>From the Shared state, there are only a few states the directory can transition into. The first is “Shared (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Waiting for K Invalidates, J Invalidates Received”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Waiting for K Invalidates, J Invalidates Received” state, the directory is waiting for all of the invalidate acks to arrive before transitioning to the Exclusive state. If any read requests arrive during this state, the directory will send a NAK to the requester. When the new owner receives an invalidate ack in this state, it would add one to J, which indicates the invalidates received so far, and then compare that number to K, which is the number of pending invalidates. If K is not equal to J, then the state will not change, but when K is equal to J, then the state will change to Exclusive.</text:p>
      <text:p text:style-name="P2"/>
      <text:p text:style-name="P2">In the Exclusive state, the home memory could transition to the “Unowned/Exclusive (Memory-Access)” state if the requester is the owner, while also performing a fetch from memory. It could also transition to Unowned if it receives a writeback request. However, in this state, it could also transition to the busy states, which are shown in the following diagram.</text:p>
      <text:p text:style-name="P2"/>
      <text:p text:style-name="P3"><draw:frame draw:style-name="fr2" draw:name="Objeto2" text:anchor-type="paragraph" svg:width="6.5854in" svg:height="9.1083in" draw:z-index="1"><draw:object-ole xlink:href="./Object 2" xlink:type="simple" xlink:show="embed" xlink:actuate="onLoad"/><draw:image xlink:href="./ObjectReplacements/Object 2" xlink:type="simple" xlink:show="embed" xlink:actuate="onLoad"/></draw:frame><text:soft-page-break/>FSM Directory: Busy States</text:p>
      <text:p text:style-name="P2"><text:soft-page-break/></text:p>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2T18:38:55.20</dc:date>
    <dc:creator>Eric Chang</dc:creator>
    <meta:editing-duration>PT07H59M17S</meta:editing-duration>
    <meta:editing-cycles>29</meta:editing-cycles>
    <meta:generator>OpenOffice.org/3.2$Win32 OpenOffice.org_project/320m18$Build-9502</meta:generator>
    <meta:printed-by>Eric Chang</meta:printed-by>
    <meta:print-date>2010-12-11T18:18:29.71</meta:print-date>
    <meta:document-statistic meta:table-count="0" meta:image-count="0" meta:object-count="2" meta:page-count="6" meta:paragraph-count="8" meta:word-count="914" meta:character-count="5508"/>
  </office:meta>
</office:document-meta>
</file>